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ux根目录下各文件夹的作用</text:p>
      <text:p text:style-name="Standard"> </text:p>
      <text:p text:style-name="Standard">/bin 二进制可执行命令   </text:p>
      <text:p text:style-name="Standard">/dev 设备特殊文件   </text:p>
      <text:p text:style-name="Standard">/etc <text:a xlink:type="simple" xlink:href="http://www.2cto.com/os/" office:target-frame-name="_blank" xlink:show="new" text:style-name="Internet_20_link" text:visited-style-name="Visited_20_Internet_20_Link">系统</text:a>管理和配置文件   </text:p>
      <text:p text:style-name="Standard">/etc/rc.d 启动的配置文件和脚本   </text:p>
      <text:p text:style-name="Standard">/home 用户主目录的基点，比如用户user的主目录就是/home/user，可以用~user表示   </text:p>
      <text:p text:style-name="Standard">/lib 标准程序设计库，又叫动态链接共享库，作用类似<text:a xlink:type="simple" xlink:href="http://www.2cto.com/special/xtxz/" office:target-frame-name="_blank" xlink:show="new" text:style-name="Internet_20_link" text:visited-style-name="Visited_20_Internet_20_Link">windows</text:a>里的.dll文件   </text:p>
      <text:p text:style-name="Standard">/sbin 系统管理命令，这里存放的是系统管理员使用的管理程序   </text:p>
      <text:p text:style-name="Standard">/tmp 公用的临时文件存储点   </text:p>
      <text:p text:style-name="Standard">/root 系统管理员的主目录（呵呵，特权阶级）   </text:p>
      <text:p text:style-name="Standard">/mnt 系统提供这个目录是让用户临时挂载其他的文件系统。   </text:p>
      <text:p text:style-name="Standard">/lost+found 这个目录平时是空的，系统非正常关机而留下“无家可归”的文件（windows下叫什么.chk）就在这里   </text:p>
      <text:p text:style-name="Standard">/proc 虚拟的目录，是系统内存的映射。可直接访问这个目录来获取系统信息。   </text:p>
      <text:p text:style-name="Standard">/var 某些大文件的溢出区，比方说各种服务的日志文件   </text:p>
      <text:p text:style-name="Standard">/usr 最庞大的目录，要用到的应用程序和文件几乎都在这个目录。其中包含：   </text:p>
      <text:p text:style-name="Standard">/usr/x11r6 存放x window的目录   </text:p>
      <text:p text:style-name="Standard">/usr/bin 众多的应用程序   </text:p>
      <text:p text:style-name="Standard">/usr/sbin 超级用户的一些管理程序   </text:p>
      <text:p text:style-name="Standard">/usr/doc linux文档   </text:p>
      <text:p text:style-name="Standard">/usr/include linux下开发和编译应用程序所需要的头文件   </text:p>
      <text:p text:style-name="Standard">/usr/lib 常用的动态链接库和软件包的配置文件   </text:p>
      <text:p text:style-name="Standard">/usr/man 帮助文档   </text:p>
      <text:p text:style-name="Standard">/usr/src 源代码，linux内核的源代码就放在/usr/src/linux里   </text:p>
      <text:p text:style-name="Standard">/usr/local/bin 本地增加的命令   </text:p>
      <text:p text:style-name="Standard">/usr/local/lib 本地增加的库根文件系统   </text:p>
      <text:p text:style-name="Standard"> </text:p>
      <text:p text:style-name="Standard">通常情况下，根文件系统所占空间一般应该比较小，因为其中的绝大部分文件都不需要   </text:p>
      <text:p text:style-name="Standard">经常改动，而且包括严格的文件和一个小的不经常改变的文件系统不容易损坏。   </text:p>
      <text:p text:style-name="Standard">除了可能的一个叫/ v m l i n u z标准的系统引导映像之外，根目录一般不含任何文件。所有   </text:p>
      <text:p text:style-name="Standard">其他文件在根文件系统的子目录中。   </text:p>
      <text:p text:style-name="Standard">1. /bin目录   </text:p>
      <text:p text:style-name="Standard">/ b i n目录包含了引导启动所需的命令或普通用户可能用的命令(可能在引导启动后)。这些   </text:p>
      <text:p text:style-name="Standard">命令都是二进制文件的可执行程序( b i n是b i n a r y - -二进制的简称)，多是系统中重要的系统文件。   </text:p>
      <text:p text:style-name="Standard">2. /sbin目录   </text:p>
      <text:p text:style-name="Standard">/ s b i n目录类似/bin ，也用于存储二进制文件。因为其中的大部分文件多是系统管理员使   </text:p>
      <text:p text:style-name="Standard">用的基本的系统程序，所以虽然普通用户必要且允许时可以使用，但一般不给普通用户使用。   </text:p>
      <text:p text:style-name="Standard">3. /etc目录   </text:p>
      <text:p text:style-name="Standard">/ e t c目录存放着各种系统配置文件，其中包括了用户信息文件/ e t c / p a s s w d，系统初始化文   </text:p>
      <text:p text:style-name="Standard">件/ e t c / r c等。l i n u x正是*这些文件才得以正常地运行。   </text:p>
      <text:p text:style-name="Standard">4. /root目录   </text:p>
      <text:p text:style-name="Standard">/root 目录是超级用户的目录。   </text:p>
      <text:p text:style-name="Standard">5. /lib目录   </text:p>
      <text:p text:style-name="Standard">/ l i b目录是根文件系统上的程序所需的共享库，存放了根文件系统程序运行所需的共享文   </text:p>
      <text:p text:style-name="Standard">件。这些文件包含了可被许多程序共享的代码，以避免每个程序都包含有相同的子程序的副   </text:p>
      <text:p text:style-name="Standard">本，故可以使得可执行文件变得更小，节省空间。   </text:p>
      <text:p text:style-name="Standard"><text:soft-page-break/>6. /lib/modules 目录   </text:p>
      <text:p text:style-name="Standard">/lib/modules 目录包含系统核心可加载各种模块，尤其是那些在恢复损坏的系统时重新引   </text:p>
      <text:p text:style-name="Standard">导系统所需的模块(例如网络和文件系统驱动)。   </text:p>
      <text:p text:style-name="Standard">7. /dev目录   </text:p>
      <text:p text:style-name="Standard">/ d e v目录存放了设备文件，即设备驱动程序，用户通过这些文件访问外部设备。比如，用   </text:p>
      <text:p text:style-name="Standard">户可以通过访问/ d e v / m o u s e来访问鼠标的输入，就像访问其他文件一样。   </text:p>
      <text:p text:style-name="Standard">8. /tmp目录   </text:p>
      <text:p text:style-name="Standard">/tmp 目录存放程序在运行时产生的信息和数据。但在引导启动后，运行的程序最好使用   </text:p>
      <text:p text:style-name="Standard">/ v a r / t m p来代替/tmp ，因为前者可能拥有一个更大的磁盘空间。   </text:p>
      <text:p text:style-name="Standard">9. /boot目录   </text:p>
      <text:p text:style-name="Standard">/ b o o t目录存放引导加载器(bootstrap loader)使用的文件，如l i l o，核心映像也经常放在这里，   </text:p>
      <text:p text:style-name="Standard">而不是放在根目录中。但是如果有许多核心映像，这个目录就可能变得很大，这时使用单独的   </text:p>
      <text:p text:style-name="Standard">文件系统会更好一些。还有一点要注意的是，要确保核心映像必须在i d e硬盘的前1 0 2 4柱面内。   </text:p>
      <text:p text:style-name="Standard">10. /mnt目录   </text:p>
      <text:p text:style-name="Standard">/ m n t目录是系统管理员临时安装( m o u n t )文件系统的安装点。程序并不自动支持安装到   </text:p>
      <text:p text:style-name="Standard">/mnt 。/mnt 下面可以分为许多子目录，例如/mnt/<text:a xlink:type="simple" xlink:href="http://www.2cto.com/os/dos/" office:target-frame-name="_blank" xlink:show="new" text:style-name="Internet_20_link" text:visited-style-name="Visited_20_Internet_20_Link">dos</text:a>a 可能是使用m s d o s文件系统的软驱，   </text:p>
      <text:p text:style-name="Standard">而/mnt/exta 可能是使用e x t 2文件系统的软驱，/mnt/cdrom 光驱等等。   </text:p>
      <text:p text:style-name="Standard">11. /proc, /usr,/var,/home目录   </text:p>
      <text:p text:style-name="Standard">其他文件系统的安装点。   </text:p>
      <text:p text:style-name="Standard"> </text:p>
      <text:p text:style-name="Standard"> </text:p>
      <text:p text:style-name="Standard"> </text:p>
      <text:p text:style-name="Standard">下面详细介绍；   </text:p>
      <text:p text:style-name="Standard"> </text:p>
      <text:p text:style-name="Standard">/etc文件系统   </text:p>
      <text:p text:style-name="Standard">/etc 目录包含各种系统配置文件，下面说明其中的一些。其他的你应该知道它们属于哪个   </text:p>
      <text:p text:style-name="Standard">程序，并<text:a xlink:type="simple" xlink:href="http://book.2cto.com/" office:target-frame-name="_blank" xlink:show="new" text:style-name="Internet_20_link" text:visited-style-name="Visited_20_Internet_20_Link">阅读</text:a>该程序的m a n页。许多网络配置文件也在/etc 中。   </text:p>
      <text:p text:style-name="Standard">1. /etc/rc或/etc/rc.d或/etc/rc?.d   </text:p>
      <text:p text:style-name="Standard">启动、或改变运行级时运行的脚本或脚本的目录。   </text:p>
      <text:p text:style-name="Standard">2. /etc/passwd   </text:p>
      <text:p text:style-name="Standard">用户<text:a xlink:type="simple" xlink:href="http://www.2cto.com/database/" office:target-frame-name="_blank" xlink:show="new" text:style-name="Internet_20_link" text:visited-style-name="Visited_20_Internet_20_Link">数据库</text:a>，其中的域给出了用户名、真实姓名、用户起始目录、<text:a xlink:type="simple" xlink:href="http://www.2cto.com/Article/jiami/" office:target-frame-name="_blank" xlink:show="new" text:style-name="Internet_20_link" text:visited-style-name="Visited_20_Internet_20_Link">加密</text:a>口令和用户的其   </text:p>
      <text:p text:style-name="Standard">他信息。   </text:p>
      <text:p text:style-name="Standard">3. /etc/fdprm   </text:p>
      <text:p text:style-name="Standard">软盘参数表，用以说明不同的软盘格式。可用setfdprm 进行设置。更多的信息见s e t f d p r m   </text:p>
      <text:p text:style-name="Standard">的帮助页。   </text:p>
      <text:p text:style-name="Standard">4. /etc/fstab   </text:p>
      <text:p text:style-name="Standard">指定启动时需要自动安装的文件系统列表。也包括用swapon -a启用的s w a p区的信息。   </text:p>
      <text:p text:style-name="Standard">5. /etc/group   </text:p>
      <text:p text:style-name="Standard">类似/etc/passwd ，但说明的不是用户信息而是组的信息。包括组的各种数据。   </text:p>
      <text:p text:style-name="Standard">6. /etc/inittab   </text:p>
      <text:p text:style-name="Standard">init 的配置文件。   </text:p>
      <text:p text:style-name="Standard">7. /etc/issue   </text:p>
      <text:p text:style-name="Standard">包括用户在登录提示符前的输出信息。通常包括系统的一段短说明或欢迎信息。具体内   </text:p>
      <text:p text:style-name="Standard">容由系统管理员确定。   </text:p>
      <text:p text:style-name="Standard">8. /etc/magic   </text:p>
      <text:p text:style-name="Standard">“f i l e”的配置文件。包含不同文件格式的说明，“f i l e”基于它猜测文件类型。   </text:p>
      <text:p text:style-name="Standard">9. /etc/motd   </text:p>
      <text:p text:style-name="Standard">m o t d是message of the day的缩写，用户成功登录后自动输出。内容由系统管理员确定。   </text:p>
      <text:p text:style-name="Standard"><text:soft-page-break/>常用于通告信息，如计划关机时间的警告等。   </text:p>
      <text:p text:style-name="Standard">10. /etc/mtab   </text:p>
      <text:p text:style-name="Standard">当前安装的文件系统列表。由脚本( s c r i t p )初始化，并由mount 命令自动更新。当需要一   </text:p>
      <text:p text:style-name="Standard">个当前安装的文件系统的列表时使用(例如df 命令)。   </text:p>
      <text:p text:style-name="Standard">11. /etc/shadow   </text:p>
      <text:p text:style-name="Standard">在安装了影子( s h a d o w )口令软件的系统上的影子口令文件。影子口令文件将/ e t c / p a s s w d   </text:p>
      <text:p text:style-name="Standard">文件中的加密口令移动到/ e t c / s h a d o w中，而后者只对超级用户( r o o t )可读。这使破译口令更困   </text:p>
      <text:p text:style-name="Standard">难，以此增加系统的安全性。   </text:p>
      <text:p text:style-name="Standard">12. /etc/login.defs   </text:p>
      <text:p text:style-name="Standard">l o g i n命令的配置文件。   </text:p>
      <text:p text:style-name="Standard">13. /etc/printcap   </text:p>
      <text:p text:style-name="Standard">类似/etc/termcap ，但针对打印机。语法不同。   </text:p>
      <text:p text:style-name="Standard">14. /etc/profile 、/ e t c / c s h . l o g i n、/etc/csh.cshrc   </text:p>
      <text:p text:style-name="Standard">登录或启动时b o u r n e或c shells执行的文件。这允许系统管理员为所有用户建立全局缺省环境。   </text:p>
      <text:p text:style-name="Standard">15. /etc/securetty   </text:p>
      <text:p text:style-name="Standard">确认安全终端，即哪个终端允许超级用户( r o o t )登录。一般只列出虚拟控制台，这样就不   </text:p>
      <text:p text:style-name="Standard">可能(至少很困难)通过调制解调器( m o d e m )或网络闯入系统并得到超级用户特权。   </text:p>
      <text:p text:style-name="Standard">16. /etc/shells   </text:p>
      <text:p text:style-name="Standard">列出可以使用的s h e l l。chsh 命令允许用户在本文件指定范围内改变登录的s h e l l。提供一   </text:p>
      <text:p text:style-name="Standard">台机器f t p服务的服务进程ftpd 检查用户s h e l l是否列在/etc/shells 文件中，如果不是，将不允   </text:p>
      <text:p text:style-name="Standard">许该用户登录。   </text:p>
      <text:p text:style-name="Standard">17. /etc/termcap   </text:p>
      <text:p text:style-name="Standard">终端性能数据库。说明不同的终端用什么“转义序列”控制。写程序时不直接输出转义   </text:p>
      <text:p text:style-name="Standard">序列(这样只能工作于特定品牌的终端)，而是从/etc/termcap 中查找要做的工作的正确序列。   </text:p>
      <text:p text:style-name="Standard">这样，多数的程序可以在多数终端上运行。   </text:p>
      <text:p text:style-name="Standard"> </text:p>
      <text:p text:style-name="Standard"> </text:p>
      <text:p text:style-name="Standard">/dev文件系统   </text:p>
      <text:p text:style-name="Standard">/dev 目录包括所有设备的设备文件。设备文件用特定的约定命名，这在设备列表中说明。   </text:p>
      <text:p text:style-name="Standard">设备文件在安装时由系统产生，以后可以用/dev/makedev 描述。/ d e v / m a k e d e v.local 是   </text:p>
      <text:p text:style-name="Standard">系统管理员为本地设备文件(或连接)写的描述文稿(即如一些非标准设备驱动不是标准   </text:p>
      <text:p text:style-name="Standard">makedev 的一部分)。下面简要介绍/ d e v下一些常用文件。   </text:p>
      <text:p text:style-name="Standard">1. /dev/console   </text:p>
      <text:p text:style-name="Standard">系统控制台，也就是直接和系统连接的监视器。   </text:p>
      <text:p text:style-name="Standard">2. /dev/hd   </text:p>
      <text:p text:style-name="Standard">i d e硬盘驱动程序接口。如： / d e v / h d a指的是第一个硬盘， h a d 1则是指/ d e v / h d a的第一个   </text:p>
      <text:p text:style-name="Standard">分区。如系统中有其他的硬盘，则依次为/ d e v / h d b、/ d e v / h d c、. . . . . .；如有多个分区则依次为   </text:p>
      <text:p text:style-name="Standard">h d a 1、h d a 2 . . . . . .   </text:p>
      <text:p text:style-name="Standard">3. /dev/sd   </text:p>
      <text:p text:style-name="Standard">s c s i磁盘驱动程序接口。如有系统有s c s i硬盘，就不会访问/ d e v / h a d，而会访问/ d e v / s d a。   </text:p>
      <text:p text:style-name="Standard">4. /dev/fd   </text:p>
      <text:p text:style-name="Standard">软驱设备驱动程序。如： / d e v / f d 0指系统的第一个软盘，也就是通常所说的a：盘，   </text:p>
      <text:p text:style-name="Standard">/ d e v / f d 1指第二个软盘，. . . . . .而/ d e v / f d 1 h 1 4 4 0则表示访问驱动器1中的4 . 5高密盘。   </text:p>
      <text:p text:style-name="Standard">5. /dev/st   </text:p>
      <text:p text:style-name="Standard"><text:soft-page-break/>s c s i磁带驱动器驱动程序。   </text:p>
      <text:p text:style-name="Standard">6. /dev/tty   </text:p>
      <text:p text:style-name="Standard">提供虚拟控制台支持。如： / d e v / t t y 1指的是系统的第一个虚拟控制台， / d e v / t t y 2则是系统   </text:p>
      <text:p text:style-name="Standard">的第二个虚拟控制台。   </text:p>
      <text:p text:style-name="Standard">7. /dev/pty   </text:p>
      <text:p text:style-name="Standard">提供远程登陆伪终端支持。在进行te l n e t登录时就要用到/ d e v / p t y设备。   </text:p>
      <text:p text:style-name="Standard">8. /dev/ttys   </text:p>
      <text:p text:style-name="Standard">计算机串行接口，对于d o s来说就是“ c o m 1”口。   </text:p>
      <text:p text:style-name="Standard">9. /dev/cua   </text:p>
      <text:p text:style-name="Standard">计算机串行接口，与调制解调器一起使用的设备。   </text:p>
      <text:p text:style-name="Standard">10. /dev/null   </text:p>
      <text:p text:style-name="Standard">“黑洞”，所有写入该设备的信息都将消失。例如：当想要将屏幕上的输出信息隐藏起来   </text:p>
      <text:p text:style-name="Standard">时，只要将输出信息输入到/ d e v / n u l l中即可。   </text:p>
      <text:p text:style-name="Standard"> </text:p>
      <text:p text:style-name="Standard"> </text:p>
      <text:p text:style-name="Standard">/usr文件系统   </text:p>
      <text:p text:style-name="Standard">/usr 是个很重要的目录，通常这一文件系统很大，因为所有程序安装在这里。/usr 里的   </text:p>
      <text:p text:style-name="Standard">所有文件一般来自l i n u x发行版( d i s t r i b u t i o n )；本地安装的程序和其他东西在/usr/local 下，因为这样可以在升级新版系统或新发行版时无须重新安装全部程序。/usr 目录下的许多内容是   </text:p>
      <text:p text:style-name="Standard">可选的，但这些功能会使用户使用系统更加有效。/ u s r可容纳许多大型的软件包和它们的配置   </text:p>
      <text:p text:style-name="Standard">文件。下面列出一些重要的目录(一些不太重要的目录被省略了)。   </text:p>
      <text:p text:style-name="Standard">1. /usr/x11r6   </text:p>
      <text:p text:style-name="Standard">包含x wi n d o w系统的所有可执行程序、配置文件和支持文件。为简化x的开发和安装，   </text:p>
      <text:p text:style-name="Standard">x的文件没有集成到系统中。x wi n d o w系统是一个功能强大的图形环境，提供了大量的图形   </text:p>
      <text:p text:style-name="Standard">工具程序。用户如果对microsoft wi n d o w s或m a c h i n t o s h比较熟悉的话，就不会对x wi n d o w系统感到束手无策了。   </text:p>
      <text:p text:style-name="Standard">2. /usr/x386   </text:p>
      <text:p text:style-name="Standard">类似/ u s r / x 11r6 ，但是是专门给x 11 release 5的。   </text:p>
      <text:p text:style-name="Standard">3. /usr/bin   </text:p>
      <text:p text:style-name="Standard">集中了几乎所有用户命令，是系统的软件库。另有些命令在/bin 或/usr/local/bin 中。   </text:p>
      <text:p text:style-name="Standard">4. /usr/sbin   </text:p>
      <text:p text:style-name="Standard">包括了根文件系统不必要的系统管理命令，例如多数服务程序。   </text:p>
      <text:p text:style-name="Standard">5. /usr/man、/ u s r / i n f o、/ u s r / d o c   </text:p>
      <text:p text:style-name="Standard">这些目录包含所有手册页、g n u信息文档和各种其他文档文件。每个联机手册的“节”   </text:p>
      <text:p text:style-name="Standard">都有两个子目录。例如： / u s r / m a n / m a n 1中包含联机手册第一节的<text:a xlink:type="simple" xlink:href="http://www.2cto.com/ym" office:target-frame-name="_blank" xlink:show="new" text:style-name="Internet_20_link" text:visited-style-name="Visited_20_Internet_20_Link">源码</text:a>(没有格式化的原始文   </text:p>
      <text:p text:style-name="Standard">件)，/ u s r / m a n / c a t 1包含第一节已格式化的内容。l联机手册分为以下九节：内部命令、系统调   </text:p>
      <text:p text:style-name="Standard">用、库函数、设备、文件格式、游戏、宏软件包、系统管理和核心程序。   </text:p>
      <text:p text:style-name="Standard">6. /usr/include   </text:p>
      <text:p text:style-name="Standard">包含了<text:a xlink:type="simple" xlink:href="http://www.2cto.com/kf/ware/c/" office:target-frame-name="_blank" xlink:show="new" text:style-name="Internet_20_link" text:visited-style-name="Visited_20_Internet_20_Link">c语言</text:a>的头文件，这些文件多以. h结尾，用来描述c语言程序中用到的数据结构、   </text:p>
      <text:p text:style-name="Standard">子过程和常量。为了保持一致性，这实际上应该放在/usr/lib 下，但习惯上一直沿用了这个名   </text:p>
      <text:p text:style-name="Standard">字。   </text:p>
      <text:p text:style-name="Standard">7. /usr/lib   </text:p>
      <text:p text:style-name="Standard">包含了程序或子系统的不变的数据文件，包括一些s i t e - w i d e配置文件。名字l i b来源于库   </text:p>
      <text:p text:style-name="Standard">(library); <text:a xlink:type="simple" xlink:href="http://www.2cto.com/kf" office:target-frame-name="_blank" xlink:show="new" text:style-name="Internet_20_link" text:visited-style-name="Visited_20_Internet_20_Link">编程</text:a>的原始库也存在/usr/lib 里。当编译程序时，程序便会和其中的库进行连接。也   </text:p>
      <text:p text:style-name="Standard">有许多程序把配置文件存入其中。   </text:p>
      <text:p text:style-name="Standard">8. /usr/local   </text:p>
      <text:p text:style-name="Standard">本地安装的软件和其他文件放在这里。这与/ u s r很相似。用户可能会在这发现一些比较大   </text:p>
      <text:p text:style-name="Standard">的软件包，如t e x、e m a c s等。   </text:p>
      <text:p text:style-name="Standard"><text:soft-page-break/> </text:p>
      <text:p text:style-name="Standard"> </text:p>
      <text:p text:style-name="Standard">/var文件系统   </text:p>
      <text:p text:style-name="Standard">/var 包含系统一般运行时要改变的数据。通常这些数据所在的目录的大小是要经常变化   </text:p>
      <text:p text:style-name="Standard">或扩充的。原来/ v a r目录中有些内容是在/ u s r中的，但为了保持/ u s r目录的相对稳定，就把那   </text:p>
      <text:p text:style-name="Standard">些需要经常改变的目录放到/ v a r中了。每个系统是特定的，即不通过网络与其他计算机共享。   </text:p>
      <text:p text:style-name="Standard">下面列出一些重要的目录(一些不太重要的目录省略了)。   </text:p>
      <text:p text:style-name="Standard">1. /var/catman   </text:p>
      <text:p text:style-name="Standard">包括了格式化过的帮助( m a n )页。帮助页的源文件一般存在/ u s r / m a n / m a n中；有些m a n页   </text:p>
      <text:p text:style-name="Standard">可能有预格式化的版本，存在/ u s r / m a n / c a t中。而其他的m a n页在第一次看时都需要格式化，   </text:p>
      <text:p text:style-name="Standard">格式化完的版本存在/var/man 中，这样其他人再看相同的页时就无须等待格式化了。   </text:p>
      <text:p text:style-name="Standard">(/var/catman 经常被清除，就像清除临时目录一样。)   </text:p>
      <text:p text:style-name="Standard">2. /var/lib   </text:p>
      <text:p text:style-name="Standard">存放系统正常运行时要改变的文件。   </text:p>
      <text:p text:style-name="Standard">3. /var/local   </text:p>
      <text:p text:style-name="Standard">存放/usr/local 中安装的程序的可变数据(即系统管理员安装的程序)。注意，如果必要，   </text:p>
      <text:p text:style-name="Standard">即使本地安装的程序也会使用其他/var 目录，例如/var/lock 。   </text:p>
      <text:p text:style-name="Standard">4. /var/lock   </text:p>
      <text:p text:style-name="Standard">锁定文件。许多程序遵循在/var/lock 中产生一个锁定文件的约定，以用来支持他们正在   </text:p>
      <text:p text:style-name="Standard">使用某个特定的设备或文件。其他程序注意到这个锁定文件时，就不会再使用这个设备或文   </text:p>
      <text:p text:style-name="Standard">件。   </text:p>
      <text:p text:style-name="Standard">5. /var/log   </text:p>
      <text:p text:style-name="Standard">各种程序的日志( l o g )文件，尤其是login (/var/log/wtmp log纪录所有到系统的登录和注   </text:p>
      <text:p text:style-name="Standard">销) 和syslog (/var/log/messages 纪录存储所有核心和系统程序信息)。/var/log 里的文件经常不   </text:p>
      <text:p text:style-name="Standard">确定地增长，应该定期清除。   </text:p>
      <text:p text:style-name="Standard">6. /var/run   </text:p>
      <text:p text:style-name="Standard">保存在下一次系统引导前有效的关于系统的信息文件。例如， /var/run/utmp 包含当前登   </text:p>
      <text:p text:style-name="Standard">录的用户的信息。   </text:p>
      <text:p text:style-name="Standard">7. /var/spool   </text:p>
      <text:p text:style-name="Standard">放置“假脱机( s p o o l )”程序的目录，如m a i l、n e w s、打印队列和其他队列工作的目录。每   </text:p>
      <text:p text:style-name="Standard">个不同的s p o o l在/var/spool 下有自己的子目录，例如，用户的邮箱就存放在/var/spool/mail 中。   </text:p>
      <text:p text:style-name="Standard">8. /var/tmp   </text:p>
      <text:p text:style-name="Standard">比/tmp 允许更大的或需要存在较长时间的临时文件。   </text:p>
      <text:p text:style-name="Standard">注意系统管理员可能不允许/var/tmp 有很旧的文件。   </text:p>
      <text:p text:style-name="Standard"> </text:p>
      <text:p text:style-name="Standard"> </text:p>
      <text:p text:style-name="Standard">/proc文件系统   </text:p>
      <text:p text:style-name="Standard">/proc 文件系统是一个伪的文件系统，就是说它是一个实际上不存在的目录，因而这是一   </text:p>
      <text:p text:style-name="Standard">个非常特殊的目录。它并不存在于某个磁盘上，而是由核心在内存中产生。这个目录用于提   </text:p>
      <text:p text:style-name="Standard">供关于系统的信息。下面说明一些最重要的文件和目录(/proc 文件系统在proc man页中有更详   </text:p>
      <text:p text:style-name="Standard">细的说明)。   </text:p>
      <text:p text:style-name="Standard">1. /proc/x   </text:p>
      <text:p text:style-name="Standard">关于进程x的信息目录，这一x是这一进程的标识号。每个进程在/proc 下有一个名为自   </text:p>
      <text:p text:style-name="Standard">己进程号的目录。   </text:p>
      <text:p text:style-name="Standard">2. /proc/cpuinfo   </text:p>
      <text:p text:style-name="Standard">存放处理器( c p u )的信息，如c p u的类型、制造商、型号和性能等。   </text:p>
      <text:p text:style-name="Standard">3. /proc/devices   </text:p>
      <text:p text:style-name="Standard">当前运行的核心配置的设备驱动的列表。   </text:p>
      <text:p text:style-name="Standard"><text:soft-page-break/>4. /proc/dma   </text:p>
      <text:p text:style-name="Standard">显示当前使用的d m a通道。   </text:p>
      <text:p text:style-name="Standard">5. /proc/filesystems   </text:p>
      <text:p text:style-name="Standard">核心配置的文件系统信息。   </text:p>
      <text:p text:style-name="Standard">6. /proc/interrupts   </text:p>
      <text:p text:style-name="Standard">显示被占用的中断信息和占用者的信息，以及被占用的数量。   </text:p>
      <text:p text:style-name="Standard">7. /proc/ioports   </text:p>
      <text:p text:style-name="Standard">当前使用的i / o端口。   </text:p>
      <text:p text:style-name="Standard">8. /proc/kcore   </text:p>
      <text:p text:style-name="Standard">系统物理内存映像。与物理内存大小完全一样，然而实际上没有占用这么多内存；它仅   </text:p>
      <text:p text:style-name="Standard">仅是在程序访问它时才被创建。(注意：除非你把它拷贝到什么地方，否则/proc 下没有任何   </text:p>
      <text:p text:style-name="Standard">东西占用任何磁盘空间。)   </text:p>
      <text:p text:style-name="Standard">9. /proc/kmsg   </text:p>
      <text:p text:style-name="Standard">核心输出的消息。也会被送到s y s l o g。   </text:p>
      <text:p text:style-name="Standard">10. /proc/ksyms   </text:p>
      <text:p text:style-name="Standard">核心符号表。   </text:p>
      <text:p text:style-name="Standard">11. /proc/loadavg   </text:p>
      <text:p text:style-name="Standard">系统“平均负载”； 3个没有意义的指示器指出系统当前的工作量。   </text:p>
      <text:p text:style-name="Standard">12. /proc/meminfo   </text:p>
      <text:p text:style-name="Standard">各种存储器使用信息，包括物理内存和交换分区( s w a p )。   </text:p>
      <text:p text:style-name="Standard">13. /proc/modules   </text:p>
      <text:p text:style-name="Standard">存放当前加载了哪些核心模块信息。   </text:p>
      <text:p text:style-name="Standard">14. /proc/net   </text:p>
      <text:p text:style-name="Standard">网络协议状态信息。   </text:p>
      <text:p text:style-name="Standard">15. /proc/self   </text:p>
      <text:p text:style-name="Standard">存放到查看/proc 的程序的进程目录的符号连接。当2个进程查看/proc 时，这将会是不同   </text:p>
      <text:p text:style-name="Standard">的连接。这主要便于程序得到它自己的进程目录。   </text:p>
      <text:p text:style-name="Standard">16. /proc/stat   </text:p>
      <text:p text:style-name="Standard">系统的不同状态，例如，系统启动后页面发生错误的次数。   </text:p>
      <text:p text:style-name="Standard">17. /proc/uptime   </text:p>
      <text:p text:style-name="Standard">系统启动的时间长度。   </text:p>
      <text:p text:style-name="Standard">18. /proc/version   </text:p>
      <text:p text:style-name="Standard"> </text:p>
      <text:p text:style-name="Standard"> </text:p>
      <text:p text:style-name="Standard"> </text:p>
      <text:p text:style-name="Standard">================================================================================================================================================================================</text:p>
      <text:p text:style-name="Standard"> </text:p>
      <text:p text:style-name="Standard"> </text:p>
      <text:p text:style-name="Standard"> </text:p>
      <text:p text:style-name="Standard">目录树可以分为小的部分，每个部分可以在自己的磁盘或分区上（/proc比较特殊）。主要部分是/usr、/var、/home、/proc和根文件系统。每个部分有不同的目的。 /usr：包含所有的命令、程序库、文档和其它文件。这些文件在正常操作中不会被改变的。这个目录也包含你的<text:a xlink:type="simple" xlink:href="http://www.2cto.com/os/linux/" office:target-frame-name="_blank" xlink:show="new" text:style-name="Internet_20_link" text:visited-style-name="Visited_20_Internet_20_Link">Linux</text:a>发行版本的主要的应用程序，譬如，Netscape。文件系统包含所有命令、库、man页和其他一般操作中所需的不改变的文件。 /usr不应该有一般使用中要修改的文件。这样允许此文件系统中的文件通过网络共享，这样可以更有效，因为这样节省了磁盘空间(/usr 很容易是数百兆)，且易于管理(当升级应用时，只有主/usr需要改变，而无须改变每台机器)即使此文件系统在本地盘上，也可以只读mount，以减少系统崩溃时文件系统的损坏。 /var：包含在正常操作中被改变的文件：假脱机文件、记录文件、加锁文件、临时文件和页格<text:soft-page-break/>式化文件等。文件系统包含会改变的文件，比如spool目录(mail、news、打印机等用的)， log文件、formatted manual pages和暂存文件。传统上/var的所有东西曾在 /usr 下的某个地方，但这样/usr就不可能只读安装了。 /home：包含用户的文件：参数设置文件、个性化文件、文档、数据、EMAIL、缓存数据等。这个目录在系统省级时应该保留。文件系统包含用户家目录，即系统上的所有实际数据。一个大的/home 可能要分为若干文件系统，需要在/home 下加一级名字，如/home/student、/home/staff 等。 /proc：整个包含虚幻的文件。它们实际上并不存在磁盘上，也不占用任何空间。（用 ls –l 可以显示它们的大小）当查看这些文件时，实际上是在访问存在内存中的信息，这些信息用于访问系统。该文件系统是一个假的文件系统。它不存在在磁盘某个磁盘上。而是由核心在内存中产生。用于提供关于系统的信息(originally about processes, hence the name)。根文件系统：根文件系统一般应该比较小，因为它包括严格的文件和一些小的不经常改变的文件系统，不容易损坏。损坏的根文件系统一般意味着系统无法引导，除非用特定的方法(例如从软盘)。根目录一般不含任何文件，除了可能的标准的系统引导映象，通常叫/vmlinuz 。所有其他文件在根文件系统的子目录中。根目录一般有以下子目录： /bin：系统启动时需要的执行文件（二进制），这些文件可以被普通用户使用。 /sbin：系统执行文件（二进制），这些文件不打算被普通用户使用。（普通用户仍然可以使用它们，但要指定目录。） /etc:特定机器的配置文件。 /root：系统管理员（也叫超级用户或根用户）的Home目录。 /lib：根文件系统上的程序所需的共享库。 /boot：引导加载器(bootstrap loader)使用的文件，如LILO。核心映象也经常在这里，而不是在根目录。如果有许多核心映象，这个目录可能变得很大，这时可能使用单独的文件系统更好。另一个理由是要确保核心映象必须在IDE硬盘的前1024柱面内。当计算机启动时（如果有多个操作系统，有可能允许你选择启动哪一个操作系统），这些文件首先被装载。这个目录也会包含LINUX核（压缩文件 vmlinuz），但LINUX核也可以存在别处，只要配置LILO并且LILO知道LINUX核在哪儿。 /dev：设备文件目录。LINUX下设备被当成文件，这样一来硬件被抽象化，便于读写、网络共享以及需要临时装载到文件系统中。正常情况下，设备会有一个独立的子目录。这些设备的内容会出现在独立的子目录下。LINUX没有所谓的驱动符。 /tmp：临时文件。引导启动后运行的程序应该使用/var/tmp ，而不是/tmp ，因为前者可能在一个拥有更多空间的磁盘上。该目录会被自动清理干净。 /mnt：系统管理员临时mount的安装点。程序并不自动支持安装到/mnt 。 /mnt 可以分为子目录(例如/mnt/dosa 可能是使用MSDOS文件系统的软驱，而/mnt/exta 可能是使用ext2文件系统的软驱)。 /opt：可选的应用程序，譬如，REDHAT 5.2下的KDE （REDHAT 6.0下，KDE放在其它的X-WINDOWS应用程序中，主执行程序在/usr/bin目录下 /lost+found：在文件系统修复时恢复的文件。 下面就以上部分目录的部分子目录功能加以说明： /usr文件系统 /usr 文件系统经常很大，因为所有程序安装在这里。 /usr 里的所有文件一般来自Linux distribution；本地安装的程序和其他东西在/usr/local 下。这样可能在升级新版系统或新distribution时无须重新安装全部程序。 /usr/X11R6：X Window系统的所有文件。为简化X的开发和安装，X的文件没有集成到系统中。 X自己在/usr/X11R6 下类似/usr 。 /usr/X386：类似/usr/X11R6 ，但是给X11 Release 5的。 /usr/bin：几乎所有用户命令。有些命令在/bin 或/usr/local/bin 中。 /usr/sbin：根文件系统不必要的系统管理命令，例如多数服务程序。 /usr/man、/usr/info、/usr/doc：手册页、GNU信息文档和各种其他文档文件。 /usr/include：C编程语言的头文件。为了一致性这实际上应该在/usr/lib 下，但传统上支持这个名字。 /usr/lib：程序或子系统的不变的数据文件，包括一些site-wide配置文件。名字lib来源于库(library); 编程的原始库存在/usr/lib 里。 /usr/local：本地安装的软件和其他文件放在这里。 /var文件系统 /var 包括系统一般运行时要改变的数据。每个系统是特定的，即不通过网络与其他计算机共享。 /var/catman：当要求格式化时的man页的cache。man页的源文件一般存在/usr/man/man* 中；有些man页可能有预格式化的版本，存在 /usr/man/cat* 中。而其他的man页在第一次看时需要格式化，格式化完的版本存在/var/man 中，这样其他人再看相同的页时就无须等待格式化了。 (/var/catman 经常被清除，就象清除临目录一样。) /var/lib：系统正常运行时要改变的文件。 /var/local：/usr/local中安装的程序的可变数据(即系统管理员安装的程序)。注意，如果必要，即使本地安装的程序也会使用其他/var 目录，例如/var/lock 。 /var/lock：锁定文件。许多程序遵循在/var/lock 中产生一个锁定文件的约定，以支持他们正在使用某个特定的设备或文件。其他程序注意到这个锁定文件，将不试图使用这个设备或文件。 /var/log：各种程序<text:soft-page-break/>的Log文件，特别是login (/var/log/wtmp log所有到系统的登录和注销) 和syslog (/var/log/messages 里存储所有核心和系统程序信息。 /var/log 里的文件经常不确定地增长，应该定期清除。 /var/run：保存到下次引导前有效的关于系统的信息文件。例如， /var/run/utmp 包含当前登录的用户的信息。 /var/spool：mail, news, 打印队列和其他队列工作的目录。每个不同的spool在/var/spool 下有自己的子目录，例如，用户的邮箱在/var/spool/mail 中。 /var/tmp：比/tmp 允许的大或需要存在较长时间的临时文件。 (虽然系统管理员可能不允许/var/tmp 有很旧的文件。) /proc文件系统 /proc 文件系统是一个假的文件系统。它不存在在磁盘某个磁盘上。而是由核心在内存中产生。用于提供关于系统的信息(originally about processes, hence the name)。下面说明一些最重要的文件和目录。 /proc/1：关于进程1的信息目录。每个进程在/proc 下有一个名为其进程号的目录。 /proc/cpuinfo：处理器信息，如类型、制造商、型号和性能。 /proc/devices：当前运行的核心配置的设备驱动的列表。 /proc/dma：显示当前使用的DMA通道。 /proc/filesystems：核心配置的文件系统。 /proc/interrupts：显示使用的中断，and how many of each there have been. /proc/ioports：当前使用的I/O端口。 /proc/kcore：系统物理内存映象。与物理内存大小完全一样，但不实际占用这么多内存；it is generated on the fly as programs access it. (记住：除非你把它拷贝到什么地方，/proc 下没有任何东西占用任何磁盘空间。) /proc/kmsg：核心输出的消息。也被送到syslog 。 /proc/ksyms：核心符号表。 /proc/loadavg：系统"平均负载"；3个指示器指出系统当前的工作量。 /proc/meminfo：存储器使用信息，包括物理内存和swap。 /proc/modules：当前加载了哪些核心模块。 /proc/net：网络协议状态信息。 /proc/self：到查看/proc 的程序的进程目录的符号连接。当2个进程查看/proc 时，是不同的连接。这主要便于程序得到它自己的进程目录。 /proc/stat：系统的不同状态，such as the number of page faults since the system was booted. /proc/uptime：系统启动的时间长度。 /proc/version：核心版本。 /etc目录 /etc 目录包含很多文件。许多网络配置文件也在/etc 中。 /etc/rc or /etc/rc.d or /etc/rc*.d：启动、或改变运行级时运行的scripts或scripts的目录。 /etc/passwd：用户数据库，其中的域给出了用户名、真实姓名、家目录、加密的口令和用户的其他信息。 /etc/fdprm：软盘参数表。说明不同的软盘格式。用setfdprm 设置。 /etc/fstab：启动时mount -a命令(在/etc/rc 或等效的启动文件中)自动mount的文件系统列表。 Linux下，也包括用swapon -a启用的swap区的信息。 /etc/group：类似/etc/passwd ，但说明的不是用户而是组。 /etc/inittab：init 的配置文件。 /etc/issue：getty 在登录提示符前的输出信息。通常包括系统的一段短说明或欢迎信息。内容由系统管理员确定。 /etc/magic：file 的配置文件。包含不同文件格式的说明，file 基于它猜测文件类型。 /etc/motd：Message Of The Day，成功登录后自动输出。内容由系统管理员确定。经常用于通告信息，如计划关机时间的警告。 /etc/mtab：当前安装的文件系统列表。由scripts初始化，并由mount 命令自动更新。需要一个当前安装的文件系统的列表时使用，例如df 命令。 /etc/shadow：在安装了影子口令软件的系统上的影子口令文件。影子口令文件将/etc/passwd 文件中的加密口令移动到/etc/shadow 中，而后者只对root可读。这使破译口令更困难。 /etc/login.defs：login 命令的配置文件。 /etc/printcap：类似/etc/termcap ，但针对打印机。语法不同。 /etc/profile , /etc/csh.login , /etc/csh.cshrc：登录或启动时Bourne或C shells执行的文件。这允许系统管理员为所有用户建立全局缺省环境。 /etc/securetty：确认安全终端，即哪个终端允许root登录。一般只列出虚拟控制台，这样就不可能(至少很困难)通过modem或网络闯入系统并得到超级用户特权。 /etc/shells：列出可信任的shell。chsh 命令允许用户在本文件指定范围内改变登录shell。提供一台机器FTP服务的服务进程ftpd 检查用户shell是否列在 /etc/shells 文件中，如果不是将不允许该用户登录。 /etc/termcap：终端性能数据库。说明不同的终端用什么"转义序列"控制。写程序时不直接输出转义序列(这样只能工作于特定品牌的终端)，而是从/etc/termcap 中查找要做的工作的正确序列。这样，多数的程序可以在多数终端上运行。 /dev目录 /dev 目录包括所有设备的设备文件。设备文件用特定的约定命名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0:24:29.470853677</meta:creation-date>
    <dc:date>2016-11-28T10:26:55.065109594</dc:date>
    <meta:editing-duration>PT2M26S</meta:editing-duration>
    <meta:editing-cycles>1</meta:editing-cycles>
    <meta:document-statistic meta:table-count="0" meta:image-count="0" meta:object-count="0" meta:page-count="8" meta:paragraph-count="272" meta:word-count="8798" meta:character-count="13725" meta:non-whitespace-character-count="11990"/>
    <meta:generator>LibreOffice/5.2.2.2$Linux_X86_64 LibreOffice_project/20m0$Build-2</meta:generator>
  </office:meta>
</office:document-meta>
</file>